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11.59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663300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able_20_Contents">
      <style:text-properties fo:color="#ff3333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color="#ff3333" fo:font-weight="bold" style:font-weight-asian="bold" style:font-weight-complex="bold"/>
    </style:style>
    <style:style style:name="P6" style:family="paragraph" style:parent-style-name="Table_20_Contents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>
      <style:text-properties style:text-underline-style="solid" style:text-underline-width="auto" style:text-underline-color="font-color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3"/></text:p>
      <text:p text:style-name="P1"><text:s text:c="38"/>STAGE AU MINISTERE DE L'OUTRE MER</text:p>
      <text:p text:style-name="P1"/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"/>
            <text:p text:style-name="P4">Objectif à atteindre:</text:p>
            <text:p text:style-name="P4"/>
            <text:p text:style-name="P2">Maintenir en bon état de fonctionnement le PABX et le Répartiteur</text:p>
            <text:p text:style-name="P2"/>
            <text:p text:style-name="P3"/>
            <text:p text:style-name="P4">Solutions apportées:</text:p>
            <text:p text:style-name="P2">Remplacement des câbles défectueux et autres réglages.</text:p>
            <text:p text:style-name="P2"/>
            <text:p text:style-name="P2"/>
            <text:p text:style-name="P2"/>
            <text:p text:style-name="P3"/>
            <text:p text:style-name="P4">Résultats atteints</text:p>
            <text:p text:style-name="P2">Moins de demandes d'interventions sur le répartiteur </text:p>
          </table:table-cell>
          <table:table-cell table:style-name="Tableau1.B1" office:value-type="string">
            <text:p text:style-name="Table_20_Contents"/>
            <text:p text:style-name="P8"><text:span text:style-name="T1">Connaissances acquises:</text:span></text:p>
            <text:p text:style-name="P8"><text:span text:style-name="T1"/></text:p>
            <text:p text:style-name="Table_20_Contents">Au cours de ce stage j'ai acquis pas mal d'expérience sur le câblage d'un répartir télécom (branchement, montage, test etc) </text:p>
            <text:p text:style-name="Table_20_Contents"><text:span text:style-name="T2"/></text:p>
            <text:p text:style-name="P7"><text:span text:style-name="T2">Savoir-faire:</text:span></text:p>
            <text:p text:style-name="Table_20_Contents">J'ai acquis pas mal de savoir faire pendant ces deux semaines et des astuces</text:p>
            <text:p text:style-name="Table_20_Contents"/>
            <text:p text:style-name="P5"/>
            <text:p text:style-name="P5"/>
            <text:p text:style-name="P5"/>
            <text:p text:style-name="P6">Qualités naturelles: </text:p>
            <text:p text:style-name="Table_20_Contents">J'ai aussi appris une certaine rigueur, autonomie et <text:s/>réflexes professionne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5:21:04.53</meta:creation-date>
    <dc:date>2018-03-15T17:10:37.38</dc:date>
    <meta:editing-duration>PT57M19S</meta:editing-duration>
    <meta:editing-cycles>3</meta:editing-cycles>
    <meta:generator>OpenOffice/4.1.4$Win32 OpenOffice.org_project/414m5$Build-9788</meta:generator>
    <meta:document-statistic meta:table-count="1" meta:image-count="0" meta:object-count="0" meta:page-count="1" meta:paragraph-count="14" meta:word-count="87" meta:character-count="669"/>
  </office:meta>
</office:document-meta>
</file>